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ta5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2" table:number-columns-repeated="3"/>
          <table:table-cell table:style-name="ce40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7" office:value-type="string">
            <text:p>Day 1</text:p>
          </table:table-cell>
          <table:table-cell table:style-name="ce37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3" office:value-type="string">
            <text:p>Estimated time</text:p>
          </table:table-cell>
          <table:table-cell table:style-name="ce43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33" office:value-type="string">
            <text:p>Förberedelser: installera mamp, skapa php-projekt samt mySQL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4" table:formula="of:=SUM([.C4:.E4])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formula="of:=SUM([.C5:.E5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table:formula="of:=SUM([.C6:.E6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7:.E7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8:.E8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9:.E9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34" office:value-type="string">
            <text:p>Actual time remaining</text:p>
          </table:table-cell>
          <table:table-cell table:number-columns-repeated="3" table:style-name="ce39" office:value-type="float" office:value="0">
            <text:p>0</text:p>
          </table:table-cell>
          <table:table-cell table:style-name="ce45" table:formula="of:=SUM([.F4:.F9])" office:value-type="float" office:value="9">
            <text:p>9</text:p>
          </table:table-cell>
          <table:table-cell table:style-name="ce45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>
          <table:table-cell/>
          <table:table-cell table:style-name="ce36" office:value-type="string">
            <text:p>Ideal time remaining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2014-01-04</text:date>, <text:time>21:12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21:12:42</dc:date>
    <meta:generator>OpenOffice.org/3.4.1$Unix OpenOffice.org_project/341m1$Build-9593</meta:generator>
    <meta:editing-duration>P3DT1H50M51S</meta:editing-duration>
    <meta:editing-cycles>5</meta:editing-cycles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9">
                <text:p>9</text:p>
                <draw:g>
                  <svg:desc>'Sprint backlog 1'.C12:'Sprint backlog 1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0">
                <text:p>0</text:p>
                <draw:g>
                  <svg:desc>'Sprint backlog 1'.C10:'Sprint backlog 1'.E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